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a50" officeooo:paragraph-rsid="000b5a50"/>
    </style:style>
    <style:style style:name="P2" style:family="paragraph" style:parent-style-name="Standard">
      <style:text-properties officeooo:rsid="000cc2f2" officeooo:paragraph-rsid="000cc2f2"/>
    </style:style>
    <style:style style:name="P3" style:family="paragraph" style:parent-style-name="Standard">
      <style:text-properties officeooo:rsid="000ce69d" officeooo:paragraph-rsid="000ce69d"/>
    </style:style>
    <style:style style:name="P4" style:family="paragraph" style:parent-style-name="Standard">
      <style:text-properties officeooo:rsid="000ebd75" officeooo:paragraph-rsid="000ebd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s a llevarse a cabo en el proceso de instalación y configuración sistema ERP/CRM</text:p>
      <text:p text:style-name="P1"/>
      <text:p text:style-name="P1">-Requisitos del sistema</text:p>
      <text:p text:style-name="P1">-Software --&gt; Configurar</text:p>
      <text:p text:style-name="P1">- Adaptar módulos</text:p>
      <text:p text:style-name="P1">- Testing</text:p>
      <text:p text:style-name="P1">- Importar datos</text:p>
      <text:p text:style-name="P1">- Formación</text:p>
      <text:p text:style-name="P1">- Gestión de permisos/usuarios</text:p>
      <text:p text:style-name="P1"/>
      <text:p text:style-name="P2">Sistemas erp pago y open source</text:p>
      <text:p text:style-name="P2"/>
      <text:p text:style-name="P3">De pago:</text:p>
      <text:p text:style-name="P3">SAP</text:p>
      <text:p text:style-name="P3">ORACLE</text:p>
      <text:p text:style-name="P3">INFOR</text:p>
      <text:p text:style-name="P3">MICROSOFT</text:p>
      <text:p text:style-name="P3">SAGE</text:p>
      <text:p text:style-name="P3">EPICOR</text:p>
      <text:p text:style-name="P3">BITACORA</text:p>
      <text:p text:style-name="P3"/>
      <text:p text:style-name="P3"/>
      <text:p text:style-name="P3">Open Source:</text:p>
      <text:p text:style-name="P3">OPENBRAVO</text:p>
      <text:p text:style-name="P3">DOLIBARR</text:p>
      <text:p text:style-name="P3">ERPNEXT</text:p>
      <text:p text:style-name="P3">TRYTON</text:p>
      <text:p text:style-name="P3">OPENPRO</text:p>
      <text:p text:style-name="P3">METAFRESH</text:p>
      <text:p text:style-name="P3">WEBERP</text:p>
      <text:p text:style-name="P3">APACHE Ofbiz</text:p>
      <text:p text:style-name="P3"/>
      <text:p text:style-name="P3"/>
      <text:p text:style-name="P4">TRABAJO!!!!!</text:p>
      <text:p text:style-name="P4">Trabajo aula virtual: ERPNEX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9:47:33.169000000</meta:creation-date>
    <dc:date>2021-10-18T20:57:29.955000000</dc:date>
    <meta:editing-duration>PT18M21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8" meta:word-count="66" meta:character-count="412" meta:non-whitespace-character-count="375"/>
  </office:meta>
</office:document-meta>
</file>